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'Apple Color Emoji', Helvetica, Arial, sans-serif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3pt" fo:font-style="normal" style:text-underline-style="none" officeooo:rsid="00e97b35" officeooo:paragraph-rsid="00f060c8" style:font-name-asian="Nimbus Mono L" style:font-size-asian="13pt" style:font-style-asian="normal" style:font-name-complex="Liberation Mono" style:font-size-complex="13pt" style:font-style-complex="normal"/>
    </style:style>
    <style:style style:name="P3" style:family="paragraph" style:parent-style-name="Preformatted_20_Text">
      <style:text-properties style:font-name="Liberation Sans" fo:font-size="13pt" fo:font-style="normal" style:text-underline-style="none" officeooo:rsid="010b3a7c" officeooo:paragraph-rsid="010b3a7c" style:font-name-asian="Nimbus Mono L" style:font-size-asian="13pt" style:font-style-asian="normal" style:font-name-complex="Liberation Mono" style:font-size-complex="13pt" style:font-style-complex="normal"/>
    </style:style>
    <style:style style:name="P4" style:family="paragraph" style:parent-style-name="Preformatted_20_Text">
      <style:text-properties style:font-name="Liberation Sans" fo:font-size="13pt" fo:font-style="normal" style:text-underline-style="none" officeooo:rsid="009cf9f6" officeooo:paragraph-rsid="00f060c8" fo:background-color="transparent" style:font-name-asian="Nimbus Mono L" style:font-size-asian="13pt" style:font-style-asian="normal" style:font-name-complex="Liberation Mono" style:font-size-complex="13pt" style:font-style-complex="normal"/>
    </style:style>
    <style:style style:name="P5" style:family="paragraph" style:parent-style-name="Preformatted_20_Text">
      <style:text-properties style:font-name="Liberation Sans" fo:font-size="13pt" fo:font-style="normal" style:text-underline-style="none" officeooo:rsid="01007c95" officeooo:paragraph-rsid="01007c95" fo:background-color="transparent" style:font-name-asian="Nimbus Mono L" style:font-size-asian="13pt" style:font-style-asian="normal" style:font-name-complex="Liberation Mono" style:font-size-complex="13pt" style:font-style-complex="normal"/>
    </style:style>
    <style:style style:name="P6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202020" loext:opacity="100%" style:font-name="apple-system1" fo:font-size="10.5pt" fo:letter-spacing="normal" fo:font-style="normal" style:text-underline-style="none" fo:font-weight="bold" officeooo:rsid="00fd4a27" officeooo:paragraph-rsid="00fd4a27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8" style:family="paragraph" style:parent-style-name="Preformatted_20_Text" style:master-page-name="">
      <style:paragraph-properties style:page-number="auto"/>
      <style:text-properties style:font-name="Liberation Serif" fo:font-size="13pt" fo:font-style="normal" style:text-underline-style="none" fo:font-weight="bold" officeooo:rsid="00083d4b" officeooo:paragraph-rsid="0045ab15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0083d4b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03b3a05" style:font-name-asian="Nimbus Mono L" style:font-size-asian="13pt" style:font-style-asian="normal" style:font-weight-asian="bold" style:font-name-complex="Liberation Mono" style:font-size-complex="13pt" style:font-style-complex="normal" style:font-weight-complex="bold"/>
    </style:style>
    <style:style style:name="P11" style:family="paragraph" style:parent-style-name="Preformatted_20_Text">
      <style:text-properties fo:font-size="13pt" officeooo:paragraph-rsid="00f060c8" style:font-size-asian="13pt" style:font-size-complex="13pt"/>
    </style:style>
    <style:style style:name="P12" style:family="paragraph" style:parent-style-name="Preformatted_20_Text">
      <style:text-properties fo:font-size="13pt" officeooo:paragraph-rsid="01060130" style:font-size-asian="13pt" style:font-size-complex="13pt"/>
    </style:style>
    <style:style style:name="P13" style:family="paragraph" style:parent-style-name="Preformatted_20_Text">
      <style:text-properties fo:font-size="13pt" officeooo:paragraph-rsid="01030806" style:font-size-asian="13pt" style:font-size-complex="13pt"/>
    </style:style>
    <style:style style:name="P14" style:family="paragraph" style:parent-style-name="Preformatted_20_Text">
      <style:text-properties fo:font-size="13pt" officeooo:paragraph-rsid="00b05fed" style:font-size-asian="13pt" style:font-size-complex="13pt"/>
    </style:style>
    <style:style style:name="P15" style:family="paragraph" style:parent-style-name="Preformatted_20_Text">
      <style:text-properties fo:font-size="13pt" officeooo:rsid="011351f8" officeooo:paragraph-rsid="011351f8" style:font-size-asian="13pt" style:font-size-complex="13pt"/>
    </style:style>
    <style:style style:name="P16" style:family="paragraph" style:parent-style-name="Preformatted_20_Text">
      <style:text-properties fo:font-size="13pt" officeooo:rsid="0115d1b6" officeooo:paragraph-rsid="0115d1b6" style:font-size-asian="13pt" style:font-size-complex="13pt"/>
    </style:style>
    <style:style style:name="P17" style:family="paragraph" style:parent-style-name="Preformatted_20_Text">
      <style:text-properties style:font-name="Liberation Sans" fo:font-size="13pt" fo:font-style="normal" style:text-underline-style="none" officeooo:rsid="00a10d89" officeooo:paragraph-rsid="01030806" style:font-name-asian="Nimbus Mono L" style:font-size-asian="13pt" style:font-style-asian="normal" style:font-name-complex="Liberation Mono" style:font-size-complex="13pt" style:font-style-complex="normal"/>
    </style:style>
    <style:style style:name="P18" style:family="paragraph" style:parent-style-name="Standard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system-ui" fo:font-size="11pt" fo:letter-spacing="normal" fo:font-style="italic" style:text-underline-style="none" fo:font-weight="normal" officeooo:rsid="00083d4b" officeooo:paragraph-rsid="010ffe65" style:font-name-asian="Nimbus Mono L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system-ui" fo:font-size="11pt" fo:letter-spacing="normal" fo:font-style="italic" style:text-underline-style="none" fo:font-weight="normal" officeooo:rsid="010ffe65" officeooo:paragraph-rsid="010ffe65" style:font-name-asian="Nimbus Mono L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0" style:family="paragraph" style:parent-style-name="Text_20_body">
      <style:paragraph-properties fo:text-align="center" style:justify-single-word="false" fo:break-before="page"/>
      <style:text-properties fo:font-size="20pt" officeooo:rsid="011351f8" officeooo:paragraph-rsid="011351f8" style:font-size-asian="20pt" style:font-size-complex="20pt" loext:padding="0cm" loext:border="none"/>
    </style:style>
    <style:style style:name="P21" style:family="paragraph" style:parent-style-name="Text_20_body">
      <style:paragraph-properties fo:text-align="center" style:justify-single-word="false"/>
      <style:text-properties fo:font-size="20pt" officeooo:rsid="011351f8" officeooo:paragraph-rsid="011351f8" style:font-size-asian="20pt" style:font-size-complex="20pt" loext:padding="0cm" loext:border="none"/>
    </style:style>
    <style:style style:name="P22" style:family="paragraph" style:parent-style-name="Text_20_body">
      <style:paragraph-properties fo:text-align="center" style:justify-single-word="false"/>
      <style:text-properties fo:font-size="20pt" officeooo:rsid="011351f8" officeooo:paragraph-rsid="011351f8" style:font-size-asian="20pt" style:font-size-complex="20pt"/>
    </style:style>
    <style:style style:name="T1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2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3" style:family="text">
      <style:text-properties style:font-name="Liberation Sans" fo:font-size="16pt" fo:font-weight="bold" officeooo:rsid="00a7a091" style:font-size-asian="16pt" style:font-weight-asian="bold" style:font-size-complex="16pt" style:font-weight-complex="bold"/>
    </style:style>
    <style:style style:name="T4" style:family="text">
      <style:text-properties style:font-name="Liberation Sans" fo:font-size="16pt" fo:font-weight="bold" officeooo:rsid="00d28cbd" style:font-name-asian="Nimbus Mono L" style:font-size-asian="16pt" style:font-weight-asian="bold" style:font-name-complex="Liberation Mono" style:font-size-complex="16pt" style:font-weight-complex="bold"/>
    </style:style>
    <style:style style:name="T5" style:family="text">
      <style:text-properties style:font-name="Liberation Sans" fo:font-size="16pt" fo:font-weight="bold" officeooo:rsid="00f26854" style:font-name-asian="Nimbus Mono L" style:font-size-asian="16pt" style:font-weight-asian="bold" style:font-name-complex="Liberation Mono" style:font-size-complex="16pt" style:font-weight-complex="bold"/>
    </style:style>
    <style:style style:name="T6" style:family="text">
      <style:text-properties style:font-name="Liberation Sans" fo:font-size="16pt" fo:font-weight="bold" officeooo:rsid="010944be" style:font-name-asian="Nimbus Mono L" style:font-size-asian="16pt" style:font-weight-asian="bold" style:font-name-complex="Liberation Mono" style:font-size-complex="16pt" style:font-weight-complex="bold"/>
    </style:style>
    <style:style style:name="T7" style:family="text">
      <style:text-properties style:font-name="Liberation Sans" fo:font-size="16pt" fo:font-weight="bold" officeooo:rsid="010ffe65" style:font-name-asian="Nimbus Mono L" style:font-size-asian="16pt" style:font-weight-asian="bold" style:font-name-complex="Liberation Mono" style:font-size-complex="16pt" style:font-weight-complex="bold"/>
    </style:style>
    <style:style style:name="T8" style:family="text">
      <style:text-properties style:font-name="Liberation Sans" fo:font-style="normal" style:text-underline-style="none" officeooo:rsid="00f85168" style:font-name-asian="Nimbus Mono L" style:font-style-asian="normal" style:font-name-complex="Liberation Mono" style:font-style-complex="normal"/>
    </style:style>
    <style:style style:name="T9" style:family="text">
      <style:text-properties style:font-name="Liberation Sans" fo:font-style="normal" style:text-underline-style="none" officeooo:rsid="00ef1276" style:font-name-asian="Nimbus Mono L" style:font-style-asian="normal" style:font-name-complex="Liberation Mono" style:font-style-complex="normal"/>
    </style:style>
    <style:style style:name="T10" style:family="text">
      <style:text-properties style:font-name="Liberation Sans" fo:font-style="normal" style:text-underline-style="none" officeooo:rsid="00ff8d45" style:font-name-asian="Nimbus Mono L" style:font-style-asian="normal" style:font-name-complex="Liberation Mono" style:font-style-complex="normal"/>
    </style:style>
    <style:style style:name="T11" style:family="text">
      <style:text-properties style:font-name="Liberation Sans" fo:font-style="normal" style:text-underline-style="none" officeooo:rsid="01030806" style:font-name-asian="Nimbus Mono L" style:font-style-asian="normal" style:font-name-complex="Liberation Mono" style:font-style-complex="normal"/>
    </style:style>
    <style:style style:name="T12" style:family="text">
      <style:text-properties style:font-name="Liberation Sans" fo:font-style="normal" style:text-underline-style="none" officeooo:rsid="00cdf6be" style:font-name-asian="Nimbus Mono L" style:font-style-asian="normal" style:font-name-complex="Liberation Mono" style:font-style-complex="normal"/>
    </style:style>
    <style:style style:name="T13" style:family="text">
      <style:text-properties style:font-name="Liberation Sans" fo:font-style="normal" style:text-underline-style="none" officeooo:rsid="00d4e89b" style:font-name-asian="Nimbus Mono L" style:font-style-asian="normal" style:font-name-complex="Liberation Mono" style:font-style-complex="normal"/>
    </style:style>
    <style:style style:name="T14" style:family="text">
      <style:text-properties style:font-name="Liberation Sans" fo:font-style="normal" style:text-underline-style="none" officeooo:rsid="00da7105" style:font-name-asian="Nimbus Mono L" style:font-style-asian="normal" style:font-name-complex="Liberation Mono" style:font-style-complex="normal"/>
    </style:style>
    <style:style style:name="T15" style:family="text">
      <style:text-properties style:font-name="Liberation Sans" fo:font-style="normal" style:text-underline-style="none" officeooo:rsid="010944be" style:font-name-asian="Nimbus Mono L" style:font-style-asian="normal" style:font-name-complex="Liberation Mono" style:font-style-complex="normal"/>
    </style:style>
    <style:style style:name="T16" style:family="text">
      <style:text-properties style:font-name="Liberation Sans" fo:font-style="normal" style:text-underline-style="none" officeooo:rsid="010980f2" style:font-name-asian="Nimbus Mono L" style:font-style-asian="normal" style:font-name-complex="Liberation Mono" style:font-style-complex="normal"/>
    </style:style>
    <style:style style:name="T17" style:family="text">
      <style:text-properties style:font-name="Liberation Sans" fo:font-style="normal" style:text-underline-style="none" officeooo:rsid="010b3a7c" style:font-name-asian="Nimbus Mono L" style:font-style-asian="normal" style:font-name-complex="Liberation Mono" style:font-style-complex="normal"/>
    </style:style>
    <style:style style:name="T18" style:family="text">
      <style:text-properties style:font-name="Liberation Sans" fo:font-style="normal" style:text-underline-style="none" officeooo:rsid="010ffe65" style:font-name-asian="Nimbus Mono L" style:font-style-asian="normal" style:font-name-complex="Liberation Mono" style:font-style-complex="normal"/>
    </style:style>
    <style:style style:name="T19" style:family="text">
      <style:text-properties style:font-name="Liberation Sans" fo:font-style="normal" style:text-underline-style="none" officeooo:rsid="01103383" style:font-name-asian="Nimbus Mono L" style:font-style-asian="normal" style:font-name-complex="Liberation Mono" style:font-style-complex="normal"/>
    </style:style>
    <style:style style:name="T20" style:family="text">
      <style:text-properties style:font-name="Liberation Sans" fo:font-style="normal" style:text-underline-style="none" officeooo:rsid="0110f1d5" style:font-name-asian="Nimbus Mono L" style:font-style-asian="normal" style:font-name-complex="Liberation Mono" style:font-style-complex="normal"/>
    </style:style>
    <style:style style:name="T21" style:family="text">
      <style:text-properties style:font-name="Liberation Sans" fo:font-style="normal" style:text-underline-style="none" officeooo:rsid="01122035" style:font-name-asian="Nimbus Mono L" style:font-style-asian="normal" style:font-name-complex="Liberation Mono" style:font-style-complex="normal"/>
    </style:style>
    <style:style style:name="T22" style:family="text">
      <style:text-properties style:font-name="Liberation Sans" fo:font-style="normal" style:text-underline-style="none" officeooo:rsid="00d5f0a8" fo:background-color="transparent" loext:char-shading-value="0" style:font-name-asian="Nimbus Mono L" style:font-style-asian="normal" style:font-name-complex="Liberation Mono" style:font-style-complex="normal"/>
    </style:style>
    <style:style style:name="T23" style:family="text">
      <style:text-properties style:font-name="Liberation Sans" fo:font-style="normal" style:text-underline-style="none" officeooo:rsid="00f060c8" fo:background-color="transparent" loext:char-shading-value="0" style:font-name-asian="Nimbus Mono L" style:font-style-asian="normal" style:font-name-complex="Liberation Mono" style:font-style-complex="normal"/>
    </style:style>
    <style:style style:name="T24" style:family="text">
      <style:text-properties style:font-name="Liberation Sans" fo:font-style="normal" style:text-underline-style="none" officeooo:rsid="01005c43" fo:background-color="transparent" loext:char-shading-value="0" style:font-name-asian="Nimbus Mono L" style:font-style-asian="normal" style:font-name-complex="Liberation Mono" style:font-style-complex="normal"/>
    </style:style>
    <style:style style:name="T25" style:family="text">
      <style:text-properties style:font-name="Liberation Sans" fo:font-style="normal" style:text-underline-style="none" officeooo:rsid="00bd0bf4" fo:background-color="transparent" loext:char-shading-value="0" style:font-name-asian="Nimbus Mono L" style:font-style-asian="normal" style:font-name-complex="Liberation Mono" style:font-style-complex="normal"/>
    </style:style>
    <style:style style:name="T26" style:family="text">
      <style:text-properties style:font-name="Liberation Sans" fo:font-style="normal" style:text-underline-style="none" officeooo:rsid="004b462a" fo:background-color="transparent" loext:char-shading-value="0" style:font-name-asian="Nimbus Mono L" style:font-style-asian="normal" style:font-name-complex="Liberation Mono" style:font-style-complex="normal"/>
    </style:style>
    <style:style style:name="T27" style:family="text">
      <style:text-properties style:font-name="Liberation Sans" fo:font-style="normal" style:text-underline-style="none" officeooo:rsid="00b9cc69" fo:background-color="transparent" loext:char-shading-value="0" style:font-name-asian="Nimbus Mono L" style:font-style-asian="normal" style:font-name-complex="Liberation Mono" style:font-style-complex="normal"/>
    </style:style>
    <style:style style:name="T28" style:family="text">
      <style:text-properties style:font-name="Liberation Sans" fo:font-style="normal" style:text-underline-style="none" officeooo:rsid="00f51e3e" fo:background-color="transparent" loext:char-shading-value="0" style:font-name-asian="Nimbus Mono L" style:font-style-asian="normal" style:font-name-complex="Liberation Mono" style:font-style-complex="normal"/>
    </style:style>
    <style:style style:name="T29" style:family="text">
      <style:text-properties style:font-name="Liberation Sans" fo:font-style="normal" style:text-underline-style="none" officeooo:rsid="00e307b6" fo:background-color="transparent" loext:char-shading-value="0" style:font-name-asian="Nimbus Mono L" style:font-style-asian="normal" style:font-name-complex="Liberation Mono" style:font-style-complex="normal"/>
    </style:style>
    <style:style style:name="T30" style:family="text">
      <style:text-properties style:font-name="Liberation Sans" fo:font-style="normal" style:text-underline-style="none" officeooo:rsid="00b05fed" fo:background-color="transparent" loext:char-shading-value="0" style:font-name-asian="Nimbus Mono L" style:font-style-asian="normal" style:font-name-complex="Liberation Mono" style:font-style-complex="normal"/>
    </style:style>
    <style:style style:name="T31" style:family="text">
      <style:text-properties style:font-name="Liberation Sans" fo:font-style="normal" style:text-underline-style="none" officeooo:rsid="00fb7a0c" fo:background-color="transparent" loext:char-shading-value="0" style:font-name-asian="Nimbus Mono L" style:font-style-asian="normal" style:font-name-complex="Liberation Mono" style:font-style-complex="normal"/>
    </style:style>
    <style:style style:name="T32" style:family="text">
      <style:text-properties style:font-name="Liberation Sans" fo:font-style="normal" style:text-underline-style="none" officeooo:rsid="010640cd" fo:background-color="transparent" loext:char-shading-value="0" style:font-name-asian="Nimbus Mono L" style:font-style-asian="normal" style:font-name-complex="Liberation Mono" style:font-style-complex="normal"/>
    </style:style>
    <style:style style:name="T33" style:family="text">
      <style:text-properties style:font-name="Liberation Sans" fo:font-style="normal" style:text-underline-style="none" officeooo:rsid="0107b1ba" fo:background-color="transparent" loext:char-shading-value="0" style:font-name-asian="Nimbus Mono L" style:font-style-asian="normal" style:font-name-complex="Liberation Mono" style:font-style-complex="normal"/>
    </style:style>
    <style:style style:name="T34" style:family="text">
      <style:text-properties style:font-name="Liberation Sans" fo:font-style="normal" style:text-underline-style="none" officeooo:rsid="010c8510" fo:background-color="transparent" loext:char-shading-value="0" style:font-name-asian="Nimbus Mono L" style:font-style-asian="normal" style:font-name-complex="Liberation Mono" style:font-style-complex="normal"/>
    </style:style>
    <style:style style:name="T35" style:family="text">
      <style:text-properties style:font-name="Liberation Sans" fo:font-style="normal" style:text-underline-style="none" officeooo:rsid="010e288d" fo:background-color="transparent" loext:char-shading-value="0" style:font-name-asian="Nimbus Mono L" style:font-style-asian="normal" style:font-name-complex="Liberation Mono" style:font-style-complex="normal"/>
    </style:style>
    <style:style style:name="T36" style:family="text">
      <style:text-properties style:font-name="Liberation Sans" fo:font-style="normal" style:text-underline-style="none" officeooo:rsid="010ea07f" fo:background-color="transparent" loext:char-shading-value="0" style:font-name-asian="Nimbus Mono L" style:font-style-asian="normal" style:font-name-complex="Liberation Mono" style:font-style-complex="normal"/>
    </style:style>
    <style:style style:name="T37" style:family="text">
      <style:text-properties style:font-name="Liberation Sans" fo:font-style="normal" style:text-underline-style="none" officeooo:rsid="01124141" fo:background-color="transparent" loext:char-shading-value="0" style:font-name-asian="Nimbus Mono L" style:font-style-asian="normal" style:font-name-complex="Liberation Mono" style:font-style-complex="normal"/>
    </style:style>
    <style:style style:name="T38" style:family="text">
      <style:text-properties style:font-name="Liberation Sans" fo:font-style="normal" style:text-underline-style="none" officeooo:rsid="011351f8" fo:background-color="transparent" loext:char-shading-value="0" style:font-name-asian="Nimbus Mono L" style:font-style-asian="normal" style:font-name-complex="Liberation Mono" style:font-style-complex="normal"/>
    </style:style>
    <style:style style:name="T39" style:family="text">
      <style:text-properties style:font-name="Liberation Sans" fo:font-style="normal" style:text-underline-style="none" officeooo:rsid="0114f780" fo:background-color="transparent" loext:char-shading-value="0" style:font-name-asian="Nimbus Mono L" style:font-style-asian="normal" style:font-name-complex="Liberation Mono" style:font-style-complex="normal"/>
    </style:style>
    <style:style style:name="T40" style:family="text">
      <style:text-properties style:font-name="Liberation Sans" fo:font-style="normal" style:text-underline-style="none" fo:background-color="transparent" loext:char-shading-value="0" style:font-style-asian="normal" style:font-style-complex="normal"/>
    </style:style>
    <style:style style:name="T41" style:family="text">
      <style:text-properties style:font-name="Liberation Sans" fo:font-style="normal" style:text-underline-style="none" officeooo:rsid="003e7444" fo:background-color="transparent" loext:char-shading-value="0" style:font-style-asian="normal" style:font-style-complex="normal"/>
    </style:style>
    <style:style style:name="T42" style:family="text">
      <style:text-properties style:font-name="Liberation Sans" fo:font-style="normal" style:text-underline-style="none" officeooo:rsid="004b462a" fo:background-color="transparent" loext:char-shading-value="0" style:font-style-asian="normal" style:font-style-complex="normal"/>
    </style:style>
    <style:style style:name="T43" style:family="text">
      <style:text-properties style:font-name="Liberation Sans" fo:font-style="normal" style:text-underline-style="none" officeooo:rsid="00e307b6" fo:background-color="transparent" loext:char-shading-value="0" style:font-style-asian="normal" style:font-style-complex="normal"/>
    </style:style>
    <style:style style:name="T44" style:family="text">
      <style:text-properties style:font-name="Liberation Sans" fo:font-style="normal" style:text-underline-style="none" officeooo:rsid="00083d4b" fo:background-color="transparent" loext:char-shading-value="0" style:font-style-asian="normal" style:font-style-complex="normal"/>
    </style:style>
    <style:style style:name="T45" style:family="text">
      <style:text-properties style:font-name="Liberation Sans" fo:font-style="normal" style:text-underline-style="none" officeooo:rsid="010e288d" fo:background-color="transparent" loext:char-shading-value="0" style:font-style-asian="normal" style:font-style-complex="normal"/>
    </style:style>
    <style:style style:name="T46" style:family="text">
      <style:text-properties officeooo:rsid="000dd66a"/>
    </style:style>
    <style:style style:name="T47" style:family="text">
      <style:text-properties officeooo:rsid="00697aa2"/>
    </style:style>
    <style:style style:name="T48" style:family="text">
      <style:text-properties officeooo:rsid="010640cd"/>
    </style:style>
    <style:style style:name="T49" style:family="text">
      <style:text-properties officeooo:rsid="010944be"/>
    </style:style>
    <style:style style:name="T50" style:family="text">
      <style:text-properties officeooo:rsid="010ffe65"/>
    </style:style>
    <style:style style:name="T51" style:family="text">
      <style:text-properties officeooo:rsid="0110f1d5"/>
    </style:style>
    <style:style style:name="T52" style:family="text">
      <style:text-properties officeooo:rsid="01122035"/>
    </style:style>
    <style:style style:name="T53" style:family="text">
      <style:text-properties officeooo:rsid="01124141"/>
    </style:style>
    <style:style style:name="T54" style:family="text">
      <style:text-properties officeooo:rsid="011351f8"/>
    </style:style>
    <style:style style:name="T55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yers for our World and the Church</text:p>
      <text:p text:style-name="P6"><text:span text:style-name="T6">1</text:span><text:span text:style-name="T7">6</text:span><text:span text:style-name="T5">th</text:span><text:span text:style-name="T4"> </text:span><text:span text:style-name="T7">Octo</text:span><text:span text:style-name="T6">ber</text:span><text:span text:style-name="T1"> 20</text:span><text:span text:style-name="T2">2</text:span><text:span text:style-name="T3">2</text:span></text:p>
      <text:p text:style-name="P7"><text:span text:style-name="T50">Ps</text:span> <text:span text:style-name="T50">106</text:span>:<text:span text:style-name="T49">20-2</text:span>1</text:p>
      <text:p text:style-name="P18">They exchanged the glory of God for the image of an ox that eats grass.</text:p>
      <text:p text:style-name="P18">They forgot God, their Savior, who had done great things in Egypt,</text:p>
      <text:p text:style-name="P19">(Psalm of repentance)</text:p>
      <text:p text:style-name="P8">Thanks to God</text:p>
      <text:p text:style-name="P13"><text:span text:style-name="T8">Heavenly Father</text:span><text:span text:style-name="T9">, </text:span><text:span text:style-name="T18">today </text:span><text:span text:style-name="T10">we </text:span><text:span text:style-name="T18">gather to</text:span><text:span text:style-name="T11"> </text:span><text:span text:style-name="T16">prais</text:span><text:span text:style-name="T18">e</text:span><text:span text:style-name="T16"> You,</text:span><text:span text:style-name="T11"> </text:span><text:span text:style-name="T19">Who saved Your chosen people in Egypt, and </text:span><text:span text:style-name="T16">because</text:span><text:span text:style-name="T11"> You are </text:span><text:span text:style-name="T19">our Saviour also.</text:span><text:span text:style-name="T15"> </text:span><text:span text:style-name="T19">By sending Jesus to do Your Will, putting our penalty for sin upon Him, and granting us great mercy, in Your grace You have done great things for us</text:span><text:span text:style-name="T11">. </text:span><text:span text:style-name="T19">T</text:span><text:span text:style-name="T16">hrough </text:span><text:span text:style-name="T11">His death on the Cross and His resurrection, </text:span><text:span text:style-name="T19">You have adopted us into Your family</text:span><text:span text:style-name="T11">. </text:span><text:span text:style-name="T19">We call Him our Elder Brother, yet He is our King of Kings, too.</text:span></text:p>
      <text:p text:style-name="P17"/>
      <text:p text:style-name="P10">The Wide World...<text:span text:style-name="T46"> a</text:span>nd <text:span text:style-name="T47">in </text:span>the wider Church</text:p>
      <text:p text:style-name="P12"><text:span text:style-name="T12">I</text:span><text:span text:style-name="T13">n the wider world </text:span><text:span text:style-name="T14">w</text:span><text:span text:style-name="T12">e thank </text:span><text:span text:style-name="T17">Y</text:span><text:span text:style-name="T12">ou </text:span><text:span text:style-name="T20">that the Covid pandemic declaration has been lifted and the emergency measures no longer apply. </text:span><text:span text:style-name="T17">We pray for </text:span><text:span text:style-name="T20">wisdom to know how to be Godly citizens of our nation and our State of Victoria. We</text:span><text:span text:style-name="T17"> also</text:span><text:span text:style-name="T20"> pray that Your church would be alert at all times as a people who understand the times, and know Your purposes, </text:span><text:span text:style-name="T21">whatever the circumstances we live in</text:span><text:span text:style-name="T20">.</text:span></text:p>
      <text:p text:style-name="P2"/>
      <text:p text:style-name="P3"><text:span text:style-name="T51">We thank You that we enjoy the privilege </text:span><text:span text:style-name="T52">of voting for our representatives in Parliament. </text:span><text:span text:style-name="T53">For the coming State election, w</text:span><text:span text:style-name="T52">e pray </text:span><text:span text:style-name="T53">that</text:span><text:span text:style-name="T52"> the candidates and the parties </text:span><text:span text:style-name="T53">would</text:span><text:span text:style-name="T52"> be truly representative, as servants of the people, but who also recognise that You</text:span><text:span text:style-name="T53">r</text:span><text:span text:style-name="T52"> </text:span><text:span text:style-name="T53">Law is their </text:span><text:span text:style-name="T52">Higher Authority.</text:span></text:p>
      <text:p text:style-name="P3"/>
      <text:p text:style-name="P9">Ashburton</text:p>
      <text:p text:style-name="P11"><text:span text:style-name="T22">W</text:span><text:span text:style-name="T23">e </text:span><text:span text:style-name="T34">continue to pray for the Revitalization program as we work</text:span><text:span text:style-name="T32"> to see our </text:span><text:span text:style-name="T37">church</text:span><text:span text:style-name="T32"> vision take shape, so that </text:span><text:span text:style-name="T34">we can be a more effective channel for Your grace and mercy to reach</text:span><text:span text:style-name="T32"> this community. </text:span><text:span text:style-name="T34">We want others to</text:span><text:span text:style-name="T32"> see </text:span><text:span text:style-name="T34">and know for th</text:span><text:span text:style-name="T36">e</text:span><text:span text:style-name="T34">mselves</text:span><text:span text:style-name="T32"> that You are truly the God Who cares for His people, </text:span><text:span text:style-name="T39">the only true Saviour and source of all hope</text:span><text:span text:style-name="T32">.</text:span></text:p>
      <text:p text:style-name="P4"/>
      <text:p text:style-name="P5">We pray for those among us who need Your healing hand, especially remembering Diane <text:span text:style-name="T48">and her heart condition, </text:span><text:span text:style-name="T54">Margaret’s neuralgia</text:span> and Shiun’<text:span text:style-name="T48">s slow recovery</text:span>. <text:span text:style-name="T54">We pray also for safe travel and a refreshing time for Barry and Suzanne on leave. May they return with renewed zeal and energy to the work here that You have called them to.</text:span></text:p>
      <text:p text:style-name="P5"/>
      <text:p text:style-name="P14"><text:span text:style-name="T39">W</text:span><text:span text:style-name="T41">e pray for </text:span><text:span text:style-name="T38">Mook</text:span><text:span text:style-name="T41"> as he preach</text:span><text:span text:style-name="T26">es </text:span><text:span text:style-name="T27">today.</text:span><text:span text:style-name="T26"> </text:span><text:span text:style-name="T35">May he expound clearly</text:span><text:span text:style-name="T28"> Your Word </text:span><text:span text:style-name="T35">so that we </text:span><text:span text:style-name="T24">grow in our under</text:span><text:span text:style-name="T39">s</text:span><text:span text:style-name="T24">tanding of </text:span><text:span text:style-name="T38">Jesus, us as members of His body, </text:span><text:span text:style-name="T24">the church, and our place in Your work here</text:span><text:span text:style-name="T43">,</text:span><text:span text:style-name="T44"> Amen.</text:span></text:p>
      <text:p text:style-name="P14"><text:span text:style-name="T44"/></text:p>
      <text:p text:style-name="P15"><text:span text:style-name="T44">A</text:span><text:span text:style-name="T40">nd now let us conclude this time of prayer with the prayer that Jesus taught His disciples:</text:span></text:p>
      <text:p text:style-name="P15"><text:span text:style-name="T40"/></text:p>
      <text:p text:style-name="P15"><text:span text:style-name="T40"/></text:p>
      <text:p text:style-name="P15"><text:span text:style-name="T40"/></text:p>
      <text:p text:style-name="P16"><text:span text:style-name="T40">(PTO)</text:span></text:p>
      <text:p text:style-name="P20">Our Father, Who is in heaven,<text:line-break/>hallowed be Your name;<text:line-break/>Your kingdom come;<text:line-break/>Your will be done,<text:line-break/>on earth as it is in heaven.</text:p>
      <text:p text:style-name="P21"/>
      <text:p text:style-name="P21">Give us this day our daily bread.<text:line-break/>And forgive us our trespasses,<text:line-break/>as we forgive those that trespass against us.<text:line-break/>Lead us not into temptation;<text:line-break/>but deliver us from evil.</text:p>
      <text:p text:style-name="P21"/>
      <text:p text:style-name="P22"><text:span text:style-name="T55">For Yours is the kingdom,<text:line-break/>the power, and the glory,<text:line-break/>for ever and ever.<text:line-break/>Am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'Apple Color Emoji', Helvetica, Arial, sans-serif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0.949cm" fo:margin-left="1.164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2-10-15T13:52:32.693033868</dc:date>
    <meta:editing-duration>PT10H9M50S</meta:editing-duration>
    <meta:editing-cycles>118</meta:editing-cycles>
    <meta:generator>LibreOffice/7.3.6.2$Linux_X86_64 LibreOffice_project/30$Build-2</meta:generator>
    <meta:print-date>2022-09-10T20:55:13.981674400</meta:print-date>
    <meta:document-statistic meta:table-count="0" meta:image-count="0" meta:object-count="0" meta:page-count="2" meta:paragraph-count="20" meta:word-count="502" meta:character-count="2701" meta:non-whitespace-character-count="2219"/>
  </office:meta>
</office:document-meta>
</file>